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" style:family="paragraph" style:parent-style-name="Standard" style:list-style-name="L1"/>
    <style:style style:name="P15" style:family="paragraph" style:parent-style-name="Heading_20_1" style:master-page-name="First_20_Page">
      <style:paragraph-properties style:page-number="auto"/>
    </style:style>
    <style:style style:name="P1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8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9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20" style:family="paragraph">
      <style:paragraph-properties style:writing-mode="lr-tb"/>
    </style:style>
    <style:style style:name="P21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1249620624" text:id="ct1249620624">
          <text:deletion>
            <office:change-info>
              <dc:creator>Bob Jacobsen</dc:creator>
              <dc:date>2010-10-10T10:54:00</dc:date>
            </office:change-info>
            <text:h text:style-name="P1" text:outline-level="1">Title</text:h>
          </text:deletion>
        </text:changed-region>
        <text:changed-region xml:id="ct1207982768" text:id="ct1207982768">
          <text:insertion>
            <office:change-info>
              <dc:creator>Bob Jacobsen</dc:creator>
              <dc:date>2010-10-10T10:54:00</dc:date>
            </office:change-info>
          </text:insertion>
        </text:changed-region>
        <text:changed-region xml:id="ct1292960000" text:id="ct1292960000">
          <text:insertion>
            <office:change-info>
              <dc:creator>Bob Jacobsen</dc:creator>
              <dc:date>2011-07-15T13:41:00</dc:date>
            </office:change-info>
          </text:insertion>
        </text:changed-region>
        <text:changed-region xml:id="ct1292954672" text:id="ct1292954672">
          <text:insertion>
            <office:change-info>
              <dc:creator>Bob Jacobsen</dc:creator>
              <dc:date>2011-07-15T13:40:00</dc:date>
            </office:change-info>
          </text:insertion>
        </text:changed-region>
        <text:changed-region xml:id="ct1292957984" text:id="ct1292957984">
          <text:deletion>
            <office:change-info>
              <dc:creator>Bob Jacobsen</dc:creator>
              <dc:date>2011-07-15T13:40:00</dc:date>
            </office:change-info>
            <text:p text:style-name="Standard"/>
            <text:p text:style-name="Standard">Lorem ipsum dolor sit amet, consectetur adipiscing elit. Fusce ornare mattis justo vitae imperdiet. Cum sociis natoque penatibus et magnis dis parturient montes, nascetur ridiculus mus.</text:p>
          </text:deletion>
        </text:changed-region>
        <text:changed-region xml:id="ct1292937712" text:id="ct1292937712">
          <text:insertion>
            <office:change-info>
              <dc:creator>Bob Jacobsen</dc:creator>
              <dc:date>2011-07-15T13:40:00</dc:date>
            </office:change-info>
          </text:insertion>
        </text:changed-region>
        <text:changed-region xml:id="ct1292937808" text:id="ct1292937808">
          <text:deletion>
            <office:change-info>
              <dc:creator>Bob Jacobsen</dc:creator>
              <dc:date>2011-07-15T13:48:00</dc:date>
            </office:change-info>
            <text:p text:style-name="Standard"><text:s/></text:p>
          </text:deletion>
        </text:changed-region>
        <text:changed-region xml:id="ct1292954928" text:id="ct1292954928">
          <text:insertion>
            <office:change-info>
              <dc:creator>Bob Jacobsen</dc:creator>
              <dc:date>2011-07-15T13:48:00</dc:date>
            </office:change-info>
          </text:insertion>
        </text:changed-region>
        <text:changed-region xml:id="ct1292955024" text:id="ct1292955024">
          <text:deletion>
            <office:change-info>
              <dc:creator>Bob Jacobsen</dc:creator>
              <dc:date>2011-07-15T13:41:00</dc:date>
            </office:change-info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4103508474014185655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h text:style-name="Heading_20_1" text:outline-level="1"/>
          </text:deletion>
        </text:changed-region>
        <text:changed-region xml:id="ct1292957568" text:id="ct1292957568">
          <text:insertion>
            <office:change-info>
              <dc:creator>Bob Jacobsen</dc:creator>
              <dc:date>2011-07-15T13:41:00</dc:date>
            </office:change-info>
          </text:insertion>
        </text:changed-region>
        <text:changed-region xml:id="ct1292956272" text:id="ct1292956272">
          <text:insertion>
            <office:change-info>
              <dc:creator>Bob Jacobsen</dc:creator>
              <dc:date>2011-07-15T13:4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 text:change-id="ct1249620624"/><text:change-start text:change-id="ct1207982768"/>Introduction</text:h>
      <text:p text:style-name="Standard">This Technical Note addresses topics of interest to people designing and implementing gateways between OpenLCB segments. <text:s/>It is not normative in any way.</text:p>
      <text:h text:style-name="Heading_20_1" text:outline-level="1">Annotations to the <text:change-end text:change-id="ct1207982768"/><text:change-start text:change-id="ct1292960000"/>Specification<text:change-end text:change-id="ct1292960000"/><text:change-start text:change-id="ct1292954672"/></text:h>
      <text:p text:style-name="Standard"><text:change-end text:change-id="ct1292954672"/><text:change text:change-id="ct1292957984"/><text:change-start text:change-id="ct1292937712"/>There <text:change-end text:change-id="ct1292937712"/><text:change text:change-id="ct1292937808"/><text:change-start text:change-id="ct1292954928"/>Technical Note is currently independent of any Specification.<text:change-end text:change-id="ct1292954928"/></text:p>
      <text:h text:style-name="Heading_20_1" text:outline-level="1"><text:change text:change-id="ct1292955024"/><text:change-start text:change-id="ct1292957568"/>General Considerations</text:h>
      <text:p text:style-name="Standard">What do you have to forward? <text:s/>What/when can you omit?</text:p>
      <text:p text:style-name="Standard">(Broadcast vs reply to request)</text:p>
      <text:p text:style-name="Standard">Initialization Complete may be a candidate for omission, particularly at startup when a lot happen at once. <text:s/>But if a gateway fails to deliver them, certain operations will be impossible e.g. contact new nodes automatically when they first come up.</text:p>
      <text:p text:style-name="Standard">Omitting PCER messages is right out; they must be delivered, because there's no way to get them to be resent.</text:p>
      <text:p text:style-name="Standard">Datagrams and streams have support build in for a temporarily failure to deliver. The protocol just has to be obeyed.</text:p>
      <text:p text:style-name="Standard">Startup and other Global Traffic</text:p>
      <text:p text:style-name="Standard">5K node analysis. <text:s/>Start up time.</text:p>
      <text:p text:style-name="Standard">MTI remap and reformatting. Size and buffering.</text:p>
      <text:p text:style-name="Standard">Speed Mismatch. Handling and reporting overruns. (Ken Cameron interested in reporting; Event-based mechanism?) This is the start of gateway-to-gateway protocols.</text:p>
      <text:p text:style-name="Standard"/>
      <text:h text:style-name="Heading_20_1" text:outline-level="1"><text:change-end text:change-id="ct1292957568"/><text:change-start text:change-id="ct1292956272"/>CAN-specific Considerations</text:h>
      <text:p text:style-name="Standard">Use of alias pools. Alias reuse.</text:p>
      <text:p text:style-name="Standard">Alias allocation time for large pools.</text:p>
      <text:p text:style-name="Standard">Datagram and Stream rebuffering.</text:p>
      <text:p text:style-name="Standard"><text:soft-page-break/></text:p>
      <text:p text:style-name="Standard"><text:change-end text:change-id="ct1292956272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2"><text:s/>1 Introduction<text:tab/>1</text:p>
          <text:p text:style-name="P12"><text:s/>2 Annotations to the Specification<text:tab/>1</text:p>
          <text:p text:style-name="P12"><text:s/>3 General Considerations<text:tab/>1</text:p>
          <text:p text:style-name="P13"><text:s/>3.1 Simple Nodes<text:tab/>1</text:p>
          <text:p text:style-name="P11"><text:s/>3.1.1 Dropped Message Types<text:tab/>2</text:p>
          <text:p text:style-name="P12"><text:s/>4 CAN-specific Considerations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2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273137056" text:id="ct273137056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xml:id="ct273137296" text:id="ct273137296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273137056"/><text:change-start text:change-id="ct273137296"/>OpenLCB-CAN Praesent Gravida Standard or Technical Note<text:change-end text:change-id="ct273137296"/></text:p>
      </style:header>
      <style:footer>
        <text:tracked-changes>
          <text:changed-region xml:id="ct273143072" text:id="ct273143072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text:span text:style-name="MT3"><text:tab/></text:span></text:p>
            </text:deletion>
          </text:changed-region>
          <text:changed-region xml:id="ct1292954576" text:id="ct1292954576">
            <text:insertion>
              <office:change-info>
                <dc:creator>Bob Jacobsen</dc:creator>
                <dc:date>2011-07-23T20:08:00</dc:date>
              </office:change-info>
            </text:insertion>
          </text:changed-region>
          <text:changed-region xml:id="ct479430416" text:id="ct479430416">
            <text:deletion>
              <office:change-info>
                <dc:creator>Bob Jacobsen</dc:creator>
                <dc:date>2013-02-06T22:34:00</dc:date>
              </office:change-info>
              <text:p text:style-name="MP4"><text:span text:style-name="Page_20_Number"><text:span text:style-name="MT3"><text:date style:data-style-name="N116" text:date-value="2013-02-06T22:34:46.99">2/6/2013</text:date></text:span></text:span></text:p>
            </text:deletion>
          </text:changed-region>
          <text:changed-region xml:id="ct1042518592" text:id="ct1042518592">
            <text:insertion>
              <office:change-info>
                <dc:creator>Bob Jacobsen</dc:creator>
                <dc:date>2013-02-06T22:34:00</dc:date>
              </office:change-info>
            </text:insertion>
          </text:changed-region>
        </text:tracked-changes>
        <text:p text:style-name="MP4"><text:change text:change-id="ct273143072"/><text:change-start text:change-id="ct1292954576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1292954576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change text:change-id="ct479430416"/><text:change-start text:change-id="ct1042518592"/><text:span text:style-name="Page_20_Number"><text:span text:style-name="MT3"><text:date style:data-style-name="N75" text:date-value="2013-02-06T22:34:46.99">Feb 6, 2013</text:date></text:span></text:span><text:change-end text:change-id="ct1042518592"/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259954368" text:id="ct259954368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xml:id="ct259958400" text:id="ct259958400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xml:id="ct259954864" text:id="ct259954864">
            <text:insertion>
              <office:change-info>
                <dc:creator>Bob Jacobsen</dc:creator>
                <dc:date>2010-10-10T10:54:00</dc:date>
              </office:change-info>
            </text:insertion>
          </text:changed-region>
          <text:changed-region xml:id="ct259954736" text:id="ct259954736">
            <text:deletion>
              <office:change-info>
                <dc:creator>Bob Jacobsen</dc:creator>
                <dc:date>2011-07-15T13:39:00</dc:date>
              </office:change-info>
              <text:p text:style-name="MP7">(title)</text:p>
            </text:deletion>
          </text:changed-region>
          <text:changed-region xml:id="ct259955296" text:id="ct259955296">
            <text:insertion>
              <office:change-info>
                <dc:creator>Bob Jacobsen</dc:creator>
                <dc:date>2011-07-15T13:39:00</dc:date>
              </office:change-info>
            </text:insertion>
          </text:changed-region>
          <text:changed-region xml:id="ct259955008" text:id="ct259955008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xml:id="ct259961440" text:id="ct259961440">
            <text:insertion>
              <office:change-info>
                <dc:creator>Bob Jacobsen</dc:creator>
                <dc:date>2010-10-14T08:38:00</dc:date>
              </office:change-info>
            </text:insertion>
          </text:changed-region>
          <text:changed-region xml:id="ct259947120" text:id="ct259947120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xml:id="ct259959424" text:id="ct259959424">
            <text:insertion>
              <office:change-info>
                <dc:creator>Bob Jacobsen</dc:creator>
                <dc:date>2010-10-10T12:13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2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259954368"/><text:change-start text:change-id="ct259958400"/>OpenLCB <text:change-end text:change-id="ct259958400"/><text:change-start text:change-id="ct259954864"/>Technical Note<text:change-end text:change-id="ct259954864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259954736"/><text:change-start text:change-id="ct259955296"/>Gateways Between OpenLCB Segments<text:change-end text:change-id="ct259955296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259955008"/><text:change-start text:change-id="ct259961440"/><text:date style:data-style-name="N75" text:date-value="2013-02-06T22:34:46.99">Feb 6, 2013</text:date><text:change-end text:change-id="ct259961440"/></text:p>
            </table:table-cell>
            <table:table-cell table:style-name="Table1.C1" office:value-type="string">
              <text:p text:style-name="MP7"><text:change text:change-id="ct259947120"/><text:change-start text:change-id="ct259959424"/>Preliminary<text:change-end text:change-id="ct259959424"/></text:p>
            </table:table-cell>
          </table:table-row>
        </table:table>
        <text:p text:style-name="Header"/>
      </style:header>
      <style:footer>
        <text:tracked-changes>
          <text:changed-region xml:id="ct1249710672" text:id="ct1249710672">
            <text:deletion>
              <office:change-info>
                <dc:creator>Bob Jacobsen</dc:creator>
                <dc:date>2011-07-15T14:50:00</dc:date>
              </office:change-info>
              <text:p text:style-name="MP8"><text:span text:style-name="MT5">, </text:span></text:p>
            </text:deletion>
          </text:changed-region>
          <text:changed-region xml:id="ct1249713072" text:id="ct1249713072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  <text:changed-region xml:id="ct1249712960" text:id="ct1249712960">
            <text:deletion>
              <office:change-info>
                <dc:creator>Bob Jacobsen</dc:creator>
                <dc:date>2011-07-15T14:50:00</dc:date>
              </office:change-info>
              <text:p text:style-name="MP8"><text:span text:style-name="MT5">and A. Shepherd<text:tab/></text:span></text:p>
            </text:deletion>
          </text:changed-region>
          <text:changed-region xml:id="ct1249712832" text:id="ct1249712832">
            <text:deletion>
              <office:change-info>
                <dc:creator>Bob Jacobsen</dc:creator>
                <dc:date>2011-07-23T20:08:00</dc:date>
              </office:change-info>
              <text:p text:style-name="MP8"><text:span text:style-name="MT5">B. Jacobsen</text:span></text:p>
            </text:deletion>
          </text:changed-region>
          <text:changed-region xml:id="ct1249712704" text:id="ct1249712704">
            <text:deletion>
              <office:change-info>
                <dc:creator>Bob Jacobsen</dc:creator>
                <dc:date>2011-07-15T14:50:00</dc:date>
              </office:change-info>
              <text:p text:style-name="MP8"><text:span text:style-name="MT5">J. Day, D. Harris, </text:span></text:p>
            </text:deletion>
          </text:changed-region>
          <text:changed-region xml:id="ct1249714416" text:id="ct1249714416">
            <text:deletion>
              <office:change-info>
                <dc:creator>Bob Jacobsen</dc:creator>
                <dc:date>2011-07-23T20:08:00</dc:date>
              </office:change-info>
              <text:p text:style-name="MP8"><text:span text:style-name="MT5">, by </text:span></text:p>
            </text:deletion>
          </text:changed-region>
          <text:changed-region xml:id="ct1249712032" text:id="ct1249712032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xml:id="ct1249714144" text:id="ct1249714144">
            <text:deletion>
              <office:change-info>
                <dc:creator>Bob Jacobsen</dc:creator>
                <dc:date>2011-07-23T20:08:00</dc:date>
              </office:change-info>
              <text:p text:style-name="MP8"><text:span text:style-name="MT5">Copyright 20</text:span></text:p>
            </text:deletion>
          </text:changed-region>
          <text:changed-region xml:id="ct1249716448" text:id="ct1249716448">
            <text:insertion>
              <office:change-info>
                <dc:creator>Bob Jacobsen</dc:creator>
                <dc:date>2011-07-23T20:08:00</dc:date>
              </office:change-info>
            </text:insertion>
          </text:changed-region>
          <text:changed-region xml:id="ct1249716832" text:id="ct1249716832">
            <text:insertion>
              <office:change-info>
                <dc:creator>Bob Jacobsen</dc:creator>
                <dc:date>2011-07-15T14:50:00</dc:date>
              </office:change-info>
            </text:insertion>
          </text:changed-region>
          <text:changed-region xml:id="ct1208228208" text:id="ct1208228208">
            <text:deletion>
              <office:change-info>
                <dc:creator>Bob Jacobsen</dc:creator>
                <dc:date>2013-02-06T22:34:00</dc:date>
              </office:change-info>
              <text:p text:style-name="MP8"><text:span text:style-name="Page_20_Number"><text:span text:style-name="MT6"><text:date style:data-style-name="N116" text:date-value="2013-02-06T22:34:46.99">2/6/2013</text:date></text:span></text:span></text:p>
            </text:deletion>
          </text:changed-region>
          <text:changed-region xml:id="ct57536752" text:id="ct57536752">
            <text:insertion>
              <office:change-info>
                <dc:creator>Bob Jacobsen</dc:creator>
                <dc:date>2013-02-06T22:34:00</dc:date>
              </office:change-info>
            </text:insertion>
          </text:changed-region>
        </text:tracked-changes>
        <text:p text:style-name="MP8"><text:change text:change-id="ct1249710672"/><text:change text:change-id="ct1249713072"/><text:change text:change-id="ct1249712960"/><text:change text:change-id="ct1249712832"/><text:change text:change-id="ct1249712704"/><text:change text:change-id="ct1249714416"/><text:change text:change-id="ct1249712032"/><text:change text:change-id="ct1249714144"/><text:change-start text:change-id="ct1249716448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1249716448"/><text:change-start text:change-id="ct1249716832"/><text:span text:style-name="MT5"><text:tab/></text:span><text:change-end text:change-id="ct1249716832"/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change text:change-id="ct1208228208"/><text:change-start text:change-id="ct57536752"/><text:span text:style-name="Page_20_Number"><text:span text:style-name="MT3"><text:date style:data-style-name="N75" text:date-value="2013-02-06T22:34:46.99">Feb 6, 2013</text:date></text:span></text:span><text:change-end text:change-id="ct57536752"/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Technical Note</dc:title>
    <meta:initial-creator>Alex Shepherd</meta:initial-creator>
    <meta:creation-date>2009-01-22T07:11:27</meta:creation-date>
    <meta:editing-cycles>82</meta:editing-cycles>
    <meta:editing-duration>PT12H41M5S</meta:editing-duration>
    <meta:generator>OpenOffice.org/3.4.1$Unix OpenOffice.org_project/341m1$Build-9593</meta:generator>
    <dc:date>2013-02-06T22:34:47</dc:date>
    <dc:creator>Bob Jacobsen</dc:creator>
    <meta:document-statistic meta:table-count="1" meta:image-count="1" meta:object-count="0" meta:page-count="2" meta:paragraph-count="57" meta:word-count="415" meta:character-count="2707"/>
    <meta:user-defined meta:name="Info 1"/>
    <meta:user-defined meta:name="Info 2"/>
    <meta:user-defined meta:name="Info 3"/>
    <meta:user-defined meta:name="Info 4"/>
  </office:meta>
</office:document-meta>
</file>